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548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2.294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16" style:family="graphic" style:parent-style-name="standard">
      <style:graphic-properties draw:textarea-horizontal-align="justify" draw:textarea-vertical-align="middle" draw:auto-grow-height="false" fo:min-height="3.433cm" fo:min-width="14.7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3.231cm"/>
    </style:style>
    <style:style style:name="gr1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1.815cm" fo:min-width="16.645cm"/>
    </style:style>
    <style:style style:name="gr2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2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1.438cm"/>
    </style:style>
    <style:style style:name="gr2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1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33% 58%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6.588cm" svg:x2="17.002cm" svg:y2="6.461cm">
          <text:p/>
        </draw:line>
        <draw:line draw:style-name="gr1" draw:text-style-name="P1" draw:layer="layout" svg:x1="3.286cm" svg:y1="9.128cm" svg:x2="16.875cm" svg:y2="9.001cm">
          <text:p/>
        </draw:line>
        <draw:line draw:style-name="gr1" draw:text-style-name="P1" draw:layer="layout" svg:x1="3.413cm" svg:y1="11.541cm" svg:x2="17.002cm" svg:y2="11.414cm">
          <text:p/>
        </draw:line>
        <draw:line draw:style-name="gr1" draw:text-style-name="P1" draw:layer="layout" svg:x1="6.461cm" svg:y1="5.318cm" svg:x2="6.715cm" svg:y2="14.589cm">
          <text:p/>
        </draw:line>
        <draw:line draw:style-name="gr1" draw:text-style-name="P1" draw:layer="layout" svg:x1="13.192cm" svg:y1="5.191cm" svg:x2="13.319cm" svg:y2="14.716cm">
          <text:p/>
        </draw:line>
        <draw:frame draw:style-name="gr2" draw:text-style-name="P2" draw:layer="layout" svg:width="2.667cm" svg:height="0.962cm" svg:x="1.127cm" svg:y="6.08cm">
          <draw:text-box>
            <text:p>Node 1</text:p>
          </draw:text-box>
        </draw:frame>
        <draw:frame draw:style-name="gr3" draw:text-style-name="P3" draw:layer="layout" svg:width="5.715cm" svg:height="1.016cm" svg:x="6.842cm" svg:y="4.81cm">
          <draw:text-box>
            <text:p><text:span text:style-name="T1">Block Proposal *</text:span></text:p>
          </draw:text-box>
        </draw:frame>
        <draw:frame draw:style-name="gr3" draw:text-style-name="P3" draw:layer="layout" svg:width="3.175cm" svg:height="1.016cm" svg:x="13.446cm" svg:y="4.683cm">
          <draw:text-box>
            <text:p><text:span text:style-name="T1">Commit</text:span></text:p>
          </draw:text-box>
        </draw:frame>
        <draw:line draw:style-name="gr4" draw:text-style-name="P1" draw:layer="layout" svg:x1="7.223cm" svg:y1="6.588cm" svg:x2="11.668cm" svg:y2="9.128cm">
          <text:p/>
        </draw:line>
        <draw:line draw:style-name="gr4" draw:text-style-name="P1" draw:layer="layout" svg:x1="7.223cm" svg:y1="6.588cm" svg:x2="12.049cm" svg:y2="11.541cm">
          <text:p/>
        </draw:line>
        <draw:line draw:style-name="gr1" draw:text-style-name="P1" draw:layer="layout" svg:x1="3.667cm" svg:y1="13.7cm" svg:x2="17.637cm" svg:y2="13.573cm">
          <text:p/>
        </draw:line>
        <draw:line draw:style-name="gr4" draw:text-style-name="P1" draw:layer="layout" svg:x1="7.223cm" svg:y1="6.588cm" svg:x2="12.049cm" svg:y2="13.7cm">
          <text:p/>
        </draw:line>
        <draw:frame draw:style-name="gr5" draw:text-style-name="P3" draw:layer="layout" svg:width="18.492cm" svg:height="1.673cm" svg:x="1.508cm" svg:y="2.016cm">
          <draw:text-box>
            <text:p><text:span text:style-name="T1">Blind Assignment for Block Chain Extension </text:span><text:span text:style-name="T2">Consensus for Block Production</text:span></text:p>
          </draw:text-box>
        </draw:frame>
        <draw:frame draw:style-name="gr6" draw:text-style-name="P3" draw:layer="layout" svg:width="16.891cm" svg:height="1.905cm" svg:x="2.143cm" svg:y="15.859cm">
          <draw:text-box>
            <text:p><text:span text:style-name="T1">* Block Proposer (Randomized): Eligibility Post Identification of Verifiable Random Function solution</text:span></text:p>
          </draw:text-box>
        </draw:frame>
        <draw:frame draw:style-name="gr6" draw:text-style-name="P3" draw:layer="layout" svg:width="16.891cm" svg:height="1.905cm" svg:x="2.016cm" svg:y="18.018cm">
          <draw:text-box>
            <text:p><text:span text:style-name="T1">Message Complexity: O(n) for Each Block</text:span></text:p>
          </draw:text-box>
        </draw:frame>
        <draw:frame draw:style-name="gr2" draw:text-style-name="P2" draw:layer="layout" svg:width="2.667cm" svg:height="0.962cm" svg:x="1cm" svg:y="8.547cm">
          <draw:text-box>
            <text:p>Node 2</text:p>
          </draw:text-box>
        </draw:frame>
        <draw:frame draw:style-name="gr2" draw:text-style-name="P2" draw:layer="layout" svg:width="2.667cm" svg:height="0.962cm" svg:x="1.127cm" svg:y="11.087cm">
          <draw:text-box>
            <text:p>Node 3</text:p>
          </draw:text-box>
        </draw:frame>
        <draw:frame draw:style-name="gr2" draw:text-style-name="P2" draw:layer="layout" svg:width="2.667cm" svg:height="0.962cm" svg:x="1.381cm" svg:y="13.246cm">
          <draw:text-box>
            <text:p>Node 4</text:p>
          </draw:text-box>
        </draw:frame>
      </draw:page>
      <draw:page draw:name="page2" draw:style-name="dp1" draw:master-page-name="Default">
        <draw:line draw:style-name="gr1" draw:text-style-name="P1" draw:layer="layout" svg:x1="2.905cm" svg:y1="6.588cm" svg:x2="18.78cm" svg:y2="6.461cm">
          <text:p/>
        </draw:line>
        <draw:line draw:style-name="gr1" draw:text-style-name="P1" draw:layer="layout" svg:x1="3.032cm" svg:y1="9.128cm" svg:x2="19.034cm" svg:y2="9.001cm">
          <text:p/>
        </draw:line>
        <draw:line draw:style-name="gr1" draw:text-style-name="P1" draw:layer="layout" svg:x1="3.159cm" svg:y1="11.541cm" svg:x2="19.034cm" svg:y2="11.414cm">
          <text:p/>
        </draw:line>
        <draw:line draw:style-name="gr1" draw:text-style-name="P1" draw:layer="layout" svg:x1="3.794cm" svg:y1="5.318cm" svg:x2="4.048cm" svg:y2="14.589cm">
          <text:p/>
        </draw:line>
        <draw:line draw:style-name="gr1" draw:text-style-name="P1" draw:layer="layout" svg:x1="9.255cm" svg:y1="5.191cm" svg:x2="9.382cm" svg:y2="14.716cm">
          <text:p/>
        </draw:line>
        <draw:frame draw:style-name="gr3" draw:text-style-name="P3" draw:layer="layout" svg:width="5.715cm" svg:height="1.016cm" svg:x="4.175cm" svg:y="4.81cm">
          <draw:text-box>
            <text:p><text:span text:style-name="T1">Block Proposal*</text:span></text:p>
          </draw:text-box>
        </draw:frame>
        <draw:frame draw:style-name="gr3" draw:text-style-name="P3" draw:layer="layout" svg:width="3.175cm" svg:height="1.016cm" svg:x="14.97cm" svg:y="4.81cm">
          <draw:text-box>
            <text:p><text:span text:style-name="T1">Commit</text:span></text:p>
          </draw:text-box>
        </draw:frame>
        <draw:line draw:style-name="gr4" draw:text-style-name="P1" draw:layer="layout" svg:x1="4.302cm" svg:y1="6.461cm" svg:x2="6.969cm" svg:y2="9.001cm">
          <text:p/>
        </draw:line>
        <draw:line draw:style-name="gr4" draw:text-style-name="P1" draw:layer="layout" svg:x1="4.301cm" svg:y1="6.461cm" svg:x2="7.858cm" svg:y2="11.541cm">
          <text:p/>
        </draw:line>
        <draw:line draw:style-name="gr1" draw:text-style-name="P1" draw:layer="layout" svg:x1="3.159cm" svg:y1="13.7cm" svg:x2="19.288cm" svg:y2="13.573cm">
          <text:p/>
        </draw:line>
        <draw:line draw:style-name="gr4" draw:text-style-name="P1" draw:layer="layout" svg:x1="4.429cm" svg:y1="6.588cm" svg:x2="7.096cm" svg:y2="13.573cm">
          <text:p/>
        </draw:line>
        <draw:line draw:style-name="gr1" draw:text-style-name="P1" draw:layer="layout" svg:x1="14.208cm" svg:y1="5.191cm" svg:x2="14.335cm" svg:y2="14.716cm">
          <text:p/>
        </draw:line>
        <draw:frame draw:style-name="gr5" draw:text-style-name="P3" draw:layer="layout" svg:width="5.715cm" svg:height="1.673cm" svg:x="9.255cm" svg:y="4.683cm">
          <draw:text-box>
            <text:p><text:span text:style-name="T1">Block Acceptance</text:span></text:p>
          </draw:text-box>
        </draw:frame>
        <draw:line draw:style-name="gr4" draw:text-style-name="P1" draw:layer="layout" svg:x1="9.636cm" svg:y1="9.255cm" svg:x2="11.033cm" svg:y2="6.461cm">
          <text:p/>
        </draw:line>
        <draw:line draw:style-name="gr4" draw:text-style-name="P1" draw:layer="layout" svg:x1="9.636cm" svg:y1="9.128cm" svg:x2="10.906cm" svg:y2="11.541cm">
          <text:p/>
        </draw:line>
        <draw:line draw:style-name="gr4" draw:text-style-name="P1" draw:layer="layout" svg:x1="9.636cm" svg:y1="9.128cm" svg:x2="10.906cm" svg:y2="13.827cm">
          <text:p/>
        </draw:line>
        <draw:line draw:style-name="gr4" draw:text-style-name="P1" draw:layer="layout" svg:x1="11.16cm" svg:y1="11.414cm" svg:x2="12.176cm" svg:y2="6.588cm">
          <text:p/>
        </draw:line>
        <draw:line draw:style-name="gr4" draw:text-style-name="P1" draw:layer="layout" svg:x1="11.16cm" svg:y1="11.287cm" svg:x2="12.557cm" svg:y2="9.001cm">
          <text:p/>
        </draw:line>
        <draw:line draw:style-name="gr4" draw:text-style-name="P1" draw:layer="layout" svg:x1="11.16cm" svg:y1="11.287cm" svg:x2="12.557cm" svg:y2="13.827cm">
          <text:p/>
        </draw:line>
        <draw:line draw:style-name="gr4" draw:text-style-name="P1" draw:layer="layout" svg:x1="13.065cm" svg:y1="13.573cm" svg:x2="13.319cm" svg:y2="6.461cm">
          <text:p/>
        </draw:line>
        <draw:line draw:style-name="gr4" draw:text-style-name="P1" draw:layer="layout" svg:x1="13.065cm" svg:y1="13.7cm" svg:x2="13.7cm" svg:y2="9.001cm">
          <text:p/>
        </draw:line>
        <draw:line draw:style-name="gr4" draw:text-style-name="P1" draw:layer="layout" svg:x1="13.065cm" svg:y1="13.827cm" svg:x2="14.081cm" svg:y2="11.414cm">
          <text:p/>
        </draw:line>
        <draw:frame draw:style-name="gr7" draw:text-style-name="P3" draw:layer="layout" svg:width="17.272cm" svg:height="1.651cm" svg:x="1.889cm" svg:y="1.508cm">
          <draw:text-box>
            <text:p><text:span text:style-name="T1"><text:s text:c="6"/></text:span><text:span text:style-name="T1">Authority Round </text:span><text:span text:style-name="T2">Consensus for Block Production</text:span></text:p>
          </draw:text-box>
        </draw:frame>
        <draw:frame draw:style-name="gr8" draw:text-style-name="P3" draw:layer="layout" svg:width="16.51cm" svg:height="2.413cm" svg:x="2.397cm" svg:y="15.732cm">
          <draw:text-box>
            <text:p><text:span text:style-name="T1">* Block Proposer: Round Robin Selection based on a Modulus operation on Total Validators</text:span></text:p>
            <text:p><text:span text:style-name="T1">Message Complexity: O(n</text:span><text:span text:style-name="T3">2</text:span><text:span text:style-name="T1">) for Each Block </text:span></text:p>
          </draw:text-box>
        </draw:frame>
        <draw:frame draw:style-name="gr2" draw:text-style-name="P2" draw:layer="layout" svg:width="2.667cm" svg:height="0.962cm" svg:x="0.746cm" svg:y="6.007cm">
          <draw:text-box>
            <text:p>Node 1</text:p>
          </draw:text-box>
        </draw:frame>
        <draw:frame draw:style-name="gr2" draw:text-style-name="P2" draw:layer="layout" svg:width="2.667cm" svg:height="0.962cm" svg:x="0.746cm" svg:y="8.493cm">
          <draw:text-box>
            <text:p>Node 2</text:p>
          </draw:text-box>
        </draw:frame>
        <draw:frame draw:style-name="gr2" draw:text-style-name="P2" draw:layer="layout" svg:width="2.667cm" svg:height="0.962cm" svg:x="0.873cm" svg:y="10.906cm">
          <draw:text-box>
            <text:p>Node 3</text:p>
          </draw:text-box>
        </draw:frame>
        <draw:frame draw:style-name="gr2" draw:text-style-name="P2" draw:layer="layout" svg:width="2.667cm" svg:height="0.962cm" svg:x="0.873cm" svg:y="13.192cm">
          <draw:text-box>
            <text:p>Node 4</text:p>
          </draw:text-box>
        </draw:frame>
      </draw:page>
      <draw:page draw:name="page3" draw:style-name="dp1" draw:master-page-name="Default">
        <draw:line draw:style-name="gr1" draw:text-style-name="P1" draw:layer="layout" svg:x1="1.001cm" svg:y1="6.589cm" svg:x2="17.256cm" svg:y2="6.461cm">
          <text:p/>
        </draw:line>
        <draw:line draw:style-name="gr1" draw:text-style-name="P1" draw:layer="layout" svg:x1="1.001cm" svg:y1="9.129cm" svg:x2="17.637cm" svg:y2="9.001cm">
          <text:p/>
        </draw:line>
        <draw:line draw:style-name="gr1" draw:text-style-name="P1" draw:layer="layout" svg:x1="1cm" svg:y1="11.541cm" svg:x2="17.509cm" svg:y2="11.413cm">
          <text:p/>
        </draw:line>
        <draw:line draw:style-name="gr1" draw:text-style-name="P1" draw:layer="layout" svg:x1="3.795cm" svg:y1="5.319cm" svg:x2="4.049cm" svg:y2="14.59cm">
          <text:p/>
        </draw:line>
        <draw:line draw:style-name="gr1" draw:text-style-name="P1" draw:layer="layout" svg:x1="9.256cm" svg:y1="5.192cm" svg:x2="9.383cm" svg:y2="14.717cm">
          <text:p/>
        </draw:line>
        <draw:frame draw:style-name="gr5" draw:text-style-name="P2" draw:layer="layout" svg:width="2.54cm" svg:height="1.673cm" svg:x="0.873cm" svg:y="5.677cm">
          <draw:text-box>
            <text:p>Node 1</text:p>
          </draw:text-box>
        </draw:frame>
        <draw:frame draw:style-name="gr3" draw:text-style-name="P3" draw:layer="layout" svg:width="5.715cm" svg:height="1.016cm" svg:x="4.176cm" svg:y="4.811cm">
          <draw:text-box>
            <text:p><text:span text:style-name="T1">Pre-Vote*</text:span></text:p>
          </draw:text-box>
        </draw:frame>
        <draw:frame draw:style-name="gr3" draw:text-style-name="P3" draw:layer="layout" svg:width="3.175cm" svg:height="1.016cm" svg:x="14.843cm" svg:y="4.556cm">
          <draw:text-box>
            <text:p><text:span text:style-name="T1">Commit</text:span></text:p>
          </draw:text-box>
        </draw:frame>
        <draw:line draw:style-name="gr4" draw:text-style-name="P1" draw:layer="layout" svg:x1="4.303cm" svg:y1="6.462cm" svg:x2="6.97cm" svg:y2="9.002cm">
          <text:p/>
        </draw:line>
        <draw:line draw:style-name="gr4" draw:text-style-name="P1" draw:layer="layout" svg:x1="4.302cm" svg:y1="6.462cm" svg:x2="7.859cm" svg:y2="11.542cm">
          <text:p/>
        </draw:line>
        <draw:line draw:style-name="gr1" draw:text-style-name="P1" draw:layer="layout" svg:x1="0.874cm" svg:y1="13.701cm" svg:x2="17.383cm" svg:y2="13.573cm">
          <text:p/>
        </draw:line>
        <draw:line draw:style-name="gr4" draw:text-style-name="P1" draw:layer="layout" svg:x1="4.43cm" svg:y1="6.589cm" svg:x2="7.097cm" svg:y2="13.574cm">
          <text:p/>
        </draw:line>
        <draw:line draw:style-name="gr1" draw:text-style-name="P1" draw:layer="layout" svg:x1="14.209cm" svg:y1="5.192cm" svg:x2="14.336cm" svg:y2="14.717cm">
          <text:p/>
        </draw:line>
        <draw:frame draw:style-name="gr3" draw:text-style-name="P3" draw:layer="layout" svg:width="5.715cm" svg:height="1.016cm" svg:x="9.256cm" svg:y="4.684cm">
          <draw:text-box>
            <text:p><text:span text:style-name="T1">Pre-Commit*</text:span></text:p>
          </draw:text-box>
        </draw:frame>
        <draw:line draw:style-name="gr4" draw:text-style-name="P1" draw:layer="layout" svg:x1="9.636cm" svg:y1="9.255cm" svg:x2="11.034cm" svg:y2="6.462cm">
          <text:p/>
        </draw:line>
        <draw:line draw:style-name="gr4" draw:text-style-name="P1" draw:layer="layout" svg:x1="9.637cm" svg:y1="9.129cm" svg:x2="10.907cm" svg:y2="11.542cm">
          <text:p/>
        </draw:line>
        <draw:line draw:style-name="gr4" draw:text-style-name="P1" draw:layer="layout" svg:x1="9.637cm" svg:y1="9.129cm" svg:x2="10.907cm" svg:y2="13.828cm">
          <text:p/>
        </draw:line>
        <draw:line draw:style-name="gr4" draw:text-style-name="P1" draw:layer="layout" svg:x1="11.161cm" svg:y1="11.415cm" svg:x2="12.177cm" svg:y2="6.589cm">
          <text:p/>
        </draw:line>
        <draw:line draw:style-name="gr4" draw:text-style-name="P1" draw:layer="layout" svg:x1="11.161cm" svg:y1="11.288cm" svg:x2="12.558cm" svg:y2="9.002cm">
          <text:p/>
        </draw:line>
        <draw:line draw:style-name="gr4" draw:text-style-name="P1" draw:layer="layout" svg:x1="11.161cm" svg:y1="11.288cm" svg:x2="12.558cm" svg:y2="13.828cm">
          <text:p/>
        </draw:line>
        <draw:line draw:style-name="gr4" draw:text-style-name="P1" draw:layer="layout" svg:x1="13.066cm" svg:y1="13.574cm" svg:x2="13.32cm" svg:y2="6.462cm">
          <text:p/>
        </draw:line>
        <draw:line draw:style-name="gr4" draw:text-style-name="P1" draw:layer="layout" svg:x1="13.066cm" svg:y1="13.701cm" svg:x2="13.701cm" svg:y2="9.002cm">
          <text:p/>
        </draw:line>
        <draw:line draw:style-name="gr4" draw:text-style-name="P1" draw:layer="layout" svg:x1="13.066cm" svg:y1="13.828cm" svg:x2="14.082cm" svg:y2="11.415cm">
          <text:p/>
        </draw:line>
        <draw:frame draw:style-name="gr8" draw:text-style-name="P3" draw:layer="layout" svg:width="18.796cm" svg:height="2.413cm" svg:x="1cm" svg:y="1.635cm">
          <draw:text-box>
            <text:p><text:span text:style-name="T1">Greediest Heaviest Observed Sub Tree Based Recursive Ancestor Deriving Prefix Agreement </text:span><text:span text:style-name="T2">Consensus for Chain Finalization</text:span></text:p>
          </draw:text-box>
        </draw:frame>
        <draw:frame draw:style-name="gr9" draw:text-style-name="P3" draw:layer="layout" svg:width="18.034cm" svg:height="2.384cm" svg:x="1.508cm" svg:y="15.355cm">
          <draw:text-box>
            <text:p><text:span text:style-name="T1"># Highest Block from Previous Round</text:span></text:p>
            <text:p><text:span text:style-name="T1">*Sub Chain of Blocks for Finalization</text:span></text:p>
            <text:p><text:span text:style-name="T1"/></text:p>
          </draw:text-box>
        </draw:frame>
        <draw:line draw:style-name="gr4" draw:text-style-name="P1" draw:layer="layout" svg:x1="4.683cm" svg:y1="9.128cm" svg:x2="6.461cm" svg:y2="6.588cm">
          <text:p/>
        </draw:line>
        <draw:line draw:style-name="gr4" draw:text-style-name="P1" draw:layer="layout" svg:x1="4.683cm" svg:y1="9.128cm" svg:x2="7.223cm" svg:y2="11.668cm">
          <text:p/>
        </draw:line>
        <draw:line draw:style-name="gr4" draw:text-style-name="P1" draw:layer="layout" svg:x1="4.683cm" svg:y1="9.128cm" svg:x2="7.731cm" svg:y2="13.7cm">
          <text:p/>
        </draw:line>
        <draw:line draw:style-name="gr4" draw:text-style-name="P1" draw:layer="layout" svg:x1="5.191cm" svg:y1="11.541cm" svg:x2="8.112cm" svg:y2="6.461cm">
          <text:p/>
        </draw:line>
        <draw:line draw:style-name="gr4" draw:text-style-name="P1" draw:layer="layout" svg:x1="5.191cm" svg:y1="11.541cm" svg:x2="7.604cm" svg:y2="9.128cm">
          <text:p/>
        </draw:line>
        <draw:line draw:style-name="gr4" draw:text-style-name="P1" draw:layer="layout" svg:x1="5.191cm" svg:y1="11.541cm" svg:x2="6.842cm" svg:y2="13.827cm">
          <text:p/>
        </draw:line>
        <draw:line draw:style-name="gr4" draw:text-style-name="P1" draw:layer="layout" svg:x1="5.445cm" svg:y1="13.7cm" svg:x2="9.001cm" svg:y2="6.588cm">
          <text:p/>
        </draw:line>
        <draw:line draw:style-name="gr4" draw:text-style-name="P1" draw:layer="layout" svg:x1="5.445cm" svg:y1="13.7cm" svg:x2="8.493cm" svg:y2="9.001cm">
          <text:p/>
        </draw:line>
        <draw:line draw:style-name="gr4" draw:text-style-name="P1" draw:layer="layout" svg:x1="5.572cm" svg:y1="13.7cm" svg:x2="8.747cm" svg:y2="11.287cm">
          <text:p/>
        </draw:line>
        <draw:line draw:style-name="gr4" draw:text-style-name="P1" draw:layer="layout" svg:x1="9.89cm" svg:y1="6.588cm" svg:x2="11.16cm" svg:y2="9.255cm">
          <text:p/>
        </draw:line>
        <draw:line draw:style-name="gr4" draw:text-style-name="P1" draw:layer="layout" svg:x1="9.89cm" svg:y1="6.588cm" svg:x2="11.668cm" svg:y2="11.668cm">
          <text:p/>
        </draw:line>
        <draw:line draw:style-name="gr4" draw:text-style-name="P1" draw:layer="layout" svg:x1="9.89cm" svg:y1="6.588cm" svg:x2="11.668cm" svg:y2="13.827cm">
          <text:p/>
        </draw:line>
        <draw:frame draw:style-name="gr5" draw:text-style-name="P3" draw:layer="layout" svg:width="3.302cm" svg:height="1.673cm" svg:x="1.127cm" svg:y="4.175cm">
          <draw:text-box>
            <text:p><text:span text:style-name="T1">Primary#</text:span></text:p>
          </draw:text-box>
        </draw:frame>
        <draw:line draw:style-name="gr4" draw:text-style-name="P1" draw:layer="layout" svg:x1="1.889cm" svg:y1="6.588cm" svg:x2="3.413cm" svg:y2="9.255cm">
          <text:p/>
        </draw:line>
        <draw:line draw:style-name="gr4" draw:text-style-name="P1" draw:layer="layout" svg:x1="1.889cm" svg:y1="6.588cm" svg:x2="3.413cm" svg:y2="11.668cm">
          <text:p/>
        </draw:line>
        <draw:line draw:style-name="gr4" draw:text-style-name="P1" draw:layer="layout" svg:x1="1.889cm" svg:y1="6.715cm" svg:x2="3.286cm" svg:y2="13.7cm">
          <text:p/>
        </draw:line>
        <draw:frame draw:style-name="gr5" draw:text-style-name="P2" draw:layer="layout" svg:width="2.54cm" svg:height="1.673cm" svg:x="0.746cm" svg:y="8.239cm">
          <draw:text-box>
            <text:p>Node 2</text:p>
          </draw:text-box>
        </draw:frame>
        <draw:frame draw:style-name="gr5" draw:text-style-name="P2" draw:layer="layout" svg:width="2.54cm" svg:height="1.673cm" svg:x="0.873cm" svg:y="10.652cm">
          <draw:text-box>
            <text:p>Node 3</text:p>
          </draw:text-box>
        </draw:frame>
        <draw:frame draw:style-name="gr5" draw:text-style-name="P2" draw:layer="layout" svg:width="2.54cm" svg:height="1.673cm" svg:x="0.873cm" svg:y="12.916cm">
          <draw:text-box>
            <text:p>Node 4</text:p>
          </draw:text-box>
        </draw:frame>
        <draw:frame draw:style-name="gr10" draw:text-style-name="P3" draw:layer="layout" svg:width="18.034cm" svg:height="3.806cm" svg:x="1.508cm" svg:y="20.181cm">
          <draw:text-box>
            <text:p><text:span text:style-name="T1"># Highest Block from Previous Round</text:span></text:p>
            <text:p><text:span text:style-name="T1">*Sub Chain of Blocks for Finalization</text:span></text:p>
            <text:p><text:span text:style-name="T1">Message Complexity: O(n</text:span><text:span text:style-name="T3">2</text:span><text:span text:style-name="T1">) but consensus agreement on Chain and not on every block which is better</text:span></text:p>
          </draw:text-box>
        </draw:frame>
      </draw:page>
      <draw:page draw:name="page4" draw:style-name="dp1" draw:master-page-name="Default">
        <draw:custom-shape draw:style-name="gr11" draw:text-style-name="P4" draw:layer="layout" svg:width="3.048cm" svg:height="1.143cm" svg:x="2.905cm" svg:y="4.5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048cm" svg:height="1.143cm" svg:x="6.715cm" svg:y="4.6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794cm" svg:height="1.143cm" svg:x="10.525cm" svg:y="4.6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1.397cm" svg:x="8.366cm" svg:y="9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794cm" svg:height="1.016cm" svg:x="8.493cm" svg:y="11.7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9cm" svg:height="1.397cm" svg:x="12.811cm" svg:y="2.0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5.24cm" svg:height="3.683cm" svg:x="2.016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4cm" svg:height="0.962cm" svg:x="3.159cm" svg:y="4.864cm">
          <draw:text-box>
            <text:p>Node 1</text:p>
          </draw:text-box>
        </draw:frame>
        <draw:frame draw:style-name="gr2" draw:text-style-name="P2" draw:layer="layout" svg:width="2.921cm" svg:height="0.962cm" svg:x="6.842cm" svg:y="4.864cm">
          <draw:text-box>
            <text:p>Node 2</text:p>
          </draw:text-box>
        </draw:frame>
        <draw:frame draw:style-name="gr2" draw:text-style-name="P2" draw:layer="layout" svg:width="2.794cm" svg:height="0.962cm" svg:x="10.398cm" svg:y="4.864cm">
          <draw:text-box>
            <text:p>Node 3</text:p>
          </draw:text-box>
        </draw:frame>
        <draw:line draw:style-name="gr17" draw:text-style-name="P5" draw:layer="layout" svg:x1="4.302cm" svg:y1="4.556cm" svg:x2="9.128cm" svg:y2="3.413cm">
          <text:p/>
        </draw:line>
        <draw:line draw:style-name="gr17" draw:text-style-name="P5" draw:layer="layout" svg:x1="9.128cm" svg:y1="3.413cm" svg:x2="8.366cm" svg:y2="4.683cm">
          <text:p/>
        </draw:line>
        <draw:line draw:style-name="gr17" draw:text-style-name="P5" draw:layer="layout" svg:x1="12.049cm" svg:y1="4.683cm" svg:x2="9.128cm" svg:y2="3.413cm">
          <text:p/>
        </draw:line>
        <draw:frame draw:style-name="gr3" draw:text-style-name="P2" draw:layer="layout" svg:width="3.556cm" svg:height="1.016cm" svg:x="7.477cm" svg:y="2.143cm">
          <draw:text-box>
            <text:p><text:span text:style-name="T4">Prometheus</text:span></text:p>
          </draw:text-box>
        </draw:frame>
        <draw:custom-shape draw:style-name="gr18" draw:text-style-name="P4" draw:layer="layout" svg:width="3.731cm" svg:height="1.397cm" svg:x="7.556cm" svg:y="2.001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159cm" svg:height="0.878cm" svg:x="8.62cm" svg:y="9.382cm">
          <draw:text-box>
            <text:p><text:span text:style-name="T5">Nginx</text:span></text:p>
          </draw:text-box>
        </draw:frame>
        <draw:frame draw:style-name="gr5" draw:text-style-name="P2" draw:layer="layout" svg:width="3.429cm" svg:height="1.673cm" svg:x="12.938cm" svg:y="2.121cm">
          <draw:text-box>
            <text:p>Grafana </text:p>
          </draw:text-box>
        </draw:frame>
        <draw:line draw:style-name="gr17" draw:text-style-name="P5" draw:layer="layout" svg:x1="11.414cm" svg:y1="2.651cm" svg:x2="12.811cm" svg:y2="2.651cm">
          <text:p/>
        </draw:line>
        <draw:frame draw:style-name="gr19" draw:text-style-name="P3" draw:layer="layout" svg:width="10.033cm" svg:height="0.878cm" svg:x="2.27cm" svg:y="6.695cm">
          <draw:text-box>
            <text:p><text:span text:style-name="T5">Substrate Block Chain Network</text:span></text:p>
          </draw:text-box>
        </draw:frame>
        <draw:frame draw:style-name="gr2" draw:text-style-name="P3" draw:layer="layout" svg:width="3.048cm" svg:height="0.962cm" svg:x="8.493cm" svg:y="11.849cm">
          <draw:text-box>
            <text:p><text:span text:style-name="T1">Client</text:span></text:p>
          </draw:text-box>
        </draw:frame>
        <draw:line draw:style-name="gr20" draw:text-style-name="P5" draw:layer="layout" svg:x1="4.429cm" svg:y1="5.699cm" svg:x2="9.89cm" svg:y2="9.128cm">
          <text:p/>
        </draw:line>
        <draw:line draw:style-name="gr20" draw:text-style-name="P5" draw:layer="layout" svg:x1="8.366cm" svg:y1="5.826cm" svg:x2="10.017cm" svg:y2="9.128cm">
          <text:p/>
        </draw:line>
        <draw:line draw:style-name="gr20" draw:text-style-name="P5" draw:layer="layout" svg:x1="12.176cm" svg:y1="5.826cm" svg:x2="10.144cm" svg:y2="9.128cm">
          <text:p/>
        </draw:line>
        <draw:line draw:style-name="gr20" draw:text-style-name="P5" draw:layer="layout" svg:x1="9.89cm" svg:y1="11.795cm" svg:x2="9.89cm" svg:y2="10.525cm">
          <text:p/>
        </draw:line>
        <draw:frame draw:style-name="gr21" draw:text-style-name="P6" draw:layer="layout" svg:width="5.588cm" svg:height="0.889cm" svg:x="11.287cm" svg:y="12.557cm">
          <draw:text-box>
            <text:p><text:span text:style-name="T6">Send Transactions</text:span></text:p>
          </draw:text-box>
        </draw:frame>
        <draw:frame draw:style-name="gr22" draw:text-style-name="P3" draw:layer="layout" svg:width="6.35cm" svg:height="0.762cm" svg:x="11.287cm" svg:y="10.144cm">
          <draw:text-box>
            <text:p><text:span text:style-name="T7">Round Robin Balancing</text:span></text:p>
          </draw:text-box>
        </draw:frame>
        <draw:custom-shape draw:style-name="gr23" draw:text-style-name="P4" draw:layer="layout" svg:width="17.145cm" svg:height="12.065cm" svg:x="1.508cm" svg:y="1.381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0.033cm" svg:height="0.878cm" svg:x="1.508cm" svg:y="1.508cm">
          <draw:text-box>
            <text:p><text:span text:style-name="T5">TAS Cloud</text:span></text:p>
          </draw:text-box>
        </draw:frame>
        <draw:frame draw:style-name="gr24" draw:text-style-name="P3" draw:layer="layout" svg:width="1.651cm" svg:height="0.763cm" svg:x="5.826cm" svg:y="2.651cm">
          <draw:text-box>
            <text:p><text:span text:style-name="T8">Pod</text:span></text:p>
          </draw:text-box>
        </draw:frame>
        <draw:frame draw:style-name="gr24" draw:text-style-name="P3" draw:layer="layout" svg:width="1.651cm" svg:height="0.763cm" svg:x="2.524cm" svg:y="5.953cm">
          <draw:text-box>
            <text:p><text:span text:style-name="T8">Pod</text:span></text:p>
          </draw:text-box>
        </draw:frame>
        <draw:frame draw:style-name="gr2" draw:text-style-name="P2" draw:layer="layout" svg:width="3.175cm" svg:height="0.962cm" svg:x="13.954cm" svg:y="4.81cm">
          <draw:text-box>
            <text:p>..Node N</text:p>
          </draw:text-box>
        </draw:frame>
        <draw:custom-shape draw:style-name="gr12" draw:text-style-name="P4" draw:layer="layout" svg:width="2.794cm" svg:height="1.143cm" svg:x="10.525cm" svg:y="4.6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175cm" svg:height="1.143cm" svg:x="13.954cm" svg:y="4.683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5.605cm" svg:y1="5.826cm" svg:x2="10.145cm" svg:y2="9.128cm">
          <text:p/>
        </draw:line>
        <draw:line draw:style-name="gr17" draw:text-style-name="P5" draw:layer="layout" svg:x1="15.986cm" svg:y1="4.683cm" svg:x2="9.129cm" svg:y2="3.413cm">
          <text:p/>
        </draw:line>
        <draw:frame draw:style-name="gr24" draw:text-style-name="P3" draw:layer="layout" svg:width="1.651cm" svg:height="0.763cm" svg:x="6.715cm" svg:y="10.143cm">
          <draw:text-box>
            <text:p><text:span text:style-name="T8">Pod</text:span></text:p>
          </draw:text-box>
        </draw:frame>
        <draw:frame draw:style-name="gr24" draw:text-style-name="P3" draw:layer="layout" svg:width="1.651cm" svg:height="0.763cm" svg:x="16.367cm" svg:y="2.904cm">
          <draw:text-box>
            <text:p><text:span text:style-name="T8">Pod</text:span></text:p>
          </draw:text-box>
        </draw:frame>
        <draw:frame draw:style-name="gr24" draw:text-style-name="P3" draw:layer="layout" svg:width="1.651cm" svg:height="0.763cm" svg:x="6.715cm" svg:y="12.43cm">
          <draw:text-box>
            <text:p><text:span text:style-name="T8">Pod</text:span></text:p>
          </draw:text-box>
        </draw:frame>
        <draw:custom-shape draw:style-name="gr26" draw:text-style-name="P4" draw:layer="layout" svg:width="5.08cm" svg:height="2.032cm" svg:x="1.889cm" svg:y="7.9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5.08cm" svg:height="2.032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4.191cm" svg:height="1.505cm" svg:x="2.143cm" svg:y="8.112cm">
          <draw:text-box>
            <text:p><text:span text:style-name="T5">Radar OEM Middle-ware</text:span></text:p>
          </draw:text-box>
        </draw:frame>
        <draw:frame draw:style-name="gr27" draw:text-style-name="P3" draw:layer="layout" svg:width="4.191cm" svg:height="1.505cm" svg:x="1.889cm" svg:y="11.414cm">
          <draw:text-box>
            <text:p><text:span text:style-name="T5">Vehicle OEM Middle-ware</text:span></text:p>
          </draw:text-box>
        </draw:frame>
      </draw:page>
      <draw:page draw:name="page5" draw:style-name="dp1" draw:master-page-name="Default">
        <draw:custom-shape draw:style-name="gr28" draw:text-style-name="P4" draw:layer="measurelines" svg:width="11.938cm" svg:height="1.905cm" svg:x="4.683cm" svg:y="3.15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measurelines" svg:width="11.938cm" svg:height="1.905cm" svg:x="4.81cm" svg:y="6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measurelines" svg:width="11.938cm" svg:height="1.905cm" svg:x="4.81cm" svg:y="8.874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measurelines" svg:width="11.176cm" svg:height="1.397cm" svg:x="5.064cm" svg:y="3.413cm">
          <draw:text-box>
            <text:p><text:span text:style-name="T4">Client Initializes the Signed <text:s/>Transactions</text:span></text:p>
          </draw:text-box>
        </draw:frame>
        <draw:frame draw:style-name="gr27" draw:text-style-name="P2" draw:layer="measurelines" svg:width="11.303cm" svg:height="1.505cm" svg:x="5.064cm" svg:y="6.461cm">
          <draw:text-box>
            <text:p><text:span text:style-name="T4">Client Records the latest Finalized Block Number</text:span></text:p>
          </draw:text-box>
        </draw:frame>
        <draw:frame draw:style-name="gr29" draw:text-style-name="P2" draw:layer="measurelines" svg:width="11.176cm" svg:height="1.397cm" svg:x="5.122cm" svg:y="9.167cm">
          <draw:text-box>
            <text:p><text:span text:style-name="T4">Client Submits the Signed <text:s/>Transactions</text:span></text:p>
          </draw:text-box>
        </draw:frame>
        <draw:custom-shape draw:style-name="gr28" draw:text-style-name="P4" draw:layer="measurelines" svg:width="11.938cm" svg:height="1.905cm" svg:x="4.81cm" svg:y="8.8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measurelines" svg:width="11.938cm" svg:height="1.905cm" svg:x="4.683cm" svg:y="12.303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measurelines" svg:width="11.176cm" svg:height="1.505cm" svg:x="4.995cm" svg:y="12.596cm">
          <draw:text-box>
            <text:p><text:span text:style-name="T4">Client Waits for Transaction and Block Finalization</text:span></text:p>
          </draw:text-box>
        </draw:frame>
        <draw:custom-shape draw:style-name="gr28" draw:text-style-name="P4" draw:layer="measurelines" svg:width="11.938cm" svg:height="1.905cm" svg:x="4.683cm" svg:y="12.3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measurelines" svg:width="11.938cm" svg:height="1.905cm" svg:x="4.683cm" svg:y="15.732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measurelines" svg:width="11.557cm" svg:height="1.427cm" svg:x="4.937cm" svg:y="15.876cm">
          <draw:text-box>
            <text:p><text:span text:style-name="T9">From the existing recorded block no, extrinsics are read for the successive block numbers </text:span></text:p>
          </draw:text-box>
        </draw:frame>
        <draw:custom-shape draw:style-name="gr28" draw:text-style-name="P4" draw:layer="measurelines" svg:width="11.938cm" svg:height="1.905cm" svg:x="4.683cm" svg:y="18.653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measurelines" svg:width="11.557cm" svg:height="1.38cm" svg:x="4.937cm" svg:y="18.797cm">
          <draw:text-box>
            <text:p><text:span text:style-name="T9">Continue until the total extrinsics are identified</text:span></text:p>
          </draw:text-box>
        </draw:frame>
        <draw:custom-shape draw:style-name="gr28" draw:text-style-name="P4" draw:layer="measurelines" svg:width="11.938cm" svg:height="1.905cm" svg:x="4.81cm" svg:y="21.701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measurelines" svg:width="11.557cm" svg:height="1.427cm" svg:x="5.064cm" svg:y="21.845cm">
          <draw:text-box>
            <text:p><text:span text:style-name="T9">Stop when reached total extrinsics as the end block</text:span></text:p>
          </draw:text-box>
        </draw:frame>
        <draw:custom-shape draw:style-name="gr28" draw:text-style-name="P4" draw:layer="measurelines" svg:width="11.938cm" svg:height="1.905cm" svg:x="4.683cm" svg:y="24.876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measurelines" svg:width="11.557cm" svg:height="1.427cm" svg:x="4.937cm" svg:y="25.02cm">
          <draw:text-box>
            <text:p><text:span text:style-name="T9">Total Time Duration= End Block Time Stamp - Start Block Time Stamp</text:span></text:p>
          </draw:text-box>
        </draw:frame>
        <draw:line draw:style-name="gr20" draw:text-style-name="P5" draw:layer="measurelines" svg:x1="10.398cm" svg:y1="5.191cm" svg:x2="10.398cm" svg:y2="6.207cm">
          <text:p/>
        </draw:line>
        <draw:line draw:style-name="gr20" draw:text-style-name="P5" draw:layer="measurelines" svg:x1="10.398cm" svg:y1="7.985cm" svg:x2="10.398cm" svg:y2="9.001cm">
          <text:p/>
        </draw:line>
        <draw:line draw:style-name="gr20" draw:text-style-name="P5" draw:layer="measurelines" svg:x1="10.398cm" svg:y1="10.779cm" svg:x2="10.398cm" svg:y2="12.43cm">
          <text:p/>
        </draw:line>
        <draw:line draw:style-name="gr20" draw:text-style-name="P5" draw:layer="measurelines" svg:x1="10.398cm" svg:y1="14.208cm" svg:x2="10.398cm" svg:y2="15.986cm">
          <text:p/>
        </draw:line>
        <draw:line draw:style-name="gr20" draw:text-style-name="P5" draw:layer="measurelines" svg:x1="10.398cm" svg:y1="17.637cm" svg:x2="10.398cm" svg:y2="18.907cm">
          <text:p/>
        </draw:line>
        <draw:line draw:style-name="gr20" draw:text-style-name="P5" draw:layer="measurelines" svg:x1="10.398cm" svg:y1="20.558cm" svg:x2="10.398cm" svg:y2="22.082cm">
          <text:p/>
        </draw:line>
        <draw:line draw:style-name="gr20" draw:text-style-name="P5" draw:layer="measurelines" svg:x1="10.271cm" svg:y1="23.606cm" svg:x2="10.271cm" svg:y2="25.0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7:41:35.837652717</meta:creation-date>
    <dc:date>2023-04-17T17:38:29.613921243</dc:date>
    <meta:editing-duration>P10DT6H32M3S</meta:editing-duration>
    <meta:editing-cycles>9</meta:editing-cycles>
    <meta:generator>LibreOffice/6.4.7.2$Linux_X86_64 LibreOffice_project/40$Build-2</meta:generator>
    <meta:document-statistic meta:object-count="158"/>
  </office:meta>
</office:document-meta>
</file>